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2BD000001614A6DBFDDC137D7D5.png" manifest:media-type="image/png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1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text-properties officeooo:paragraph-rsid="00400c05"/>
    </style:style>
    <style:style style:name="P24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5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6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officeooo:rsid="005032f8"/>
    </style:style>
    <style:style style:name="T12" style:family="text">
      <style:text-properties officeooo:rsid="00310a6f"/>
    </style:style>
    <style:style style:name="T1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3">Section: Overview</text:span></text:p><text:p text:style-name="P38"><text:span text:style-name="T14">Module : Overview</text:span></text:p></draw:text-box></draw:frame></text:p>
      <text:p text:style-name="P19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What is Geo<text:span text:style-name="T2">SAFE</text:span>?</text:p>
      <text:p text:style-name="P17">lorem ipsum...</text:p>
      <text:p text:style-name="P16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8">You try</text:p>
        <text:p text:style-name="P22"><text:span text:style-name="T7">Goal: </text:span><text:span text:style-name="T8">lorem ipsum</text:span></text:p>
        <text:p text:style-name="P24"><text:s/></text:p>
        <text:p text:style-name="P22"><text:span text:style-name="T5">* </text:span><text:span text:style-name="T6">lorem ipsum</text:span></text:p>
        <text:p text:style-name="P25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/>
            </table:table-cell>
            <table:covered-table-cell/>
          </table:table-row>
          <table:table-row>
            <table:table-cell table:style-name="Table1.A3" office:value-type="string">
              <text:p text:style-name="P7"/>
            </table:table-cell>
            <table:table-cell table:style-name="Table1.B4" office:value-type="string">
              <text:p text:style-name="P7"/>
            </table:table-cell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6" office:value-type="string">
              <text:p text:style-name="P15"/>
            </table:table-cell>
          </table:table-row>
          <table:table-row>
            <table:table-cell table:style-name="Table1.A3" office:value-type="string">
              <text:p text:style-name="P14"/>
            </table:table-cell>
            <table:table-cell table:style-name="Table1.B6" office:value-type="string">
              <text:p text:style-name="P37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9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0" office:value-type="string">
              <text:p text:style-name="P11"/>
            </table:table-cell>
          </table:table-row>
          <text:soft-page-break/>
          <table:table-row>
            <table:table-cell table:style-name="Table1.A3" office:value-type="string">
              <text:p text:style-name="P10"/>
            </table:table-cell>
            <table:table-cell table:style-name="Table1.B11" office:value-type="string">
              <text:p text:style-name="P11"/>
            </table:table-cell>
          </table:table-row>
        </table:table>
      </text:section>
      <text:p text:style-name="P21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3"><text:span text:style-name="T11">lorem ipsum...</text:span><text:line-break/></text:p>
      <text:p text:style-name="P3">More about <text:span text:style-name="T11">GeoSAFE</text:span></text:p>
      <text:p text:style-name="P26"><text:span text:style-name="T10">l</text:span><text:span text:style-name="T9">orem ipsum...</text:span></text:p>
      <text:p text:style-name="P20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1292447291" text:style-name="L1">
        <text:list-item>
          <text:p text:style-name="P28"><text:span text:style-name="T11">Q1</text:span>?</text:p>
        </text:list-item>
      </text:list>
      <text:list xml:id="list2589390478" text:style-name="L2">
        <text:list-item>
          <text:p text:style-name="P31">A1</text:p>
        </text:list-item>
        <text:list-item>
          <text:p text:style-name="P31">A2</text:p>
        </text:list-item>
        <text:list-item>
          <text:p text:style-name="P36"><text:span text:style-name="T4">A</text:span><text:span text:style-name="T3">3</text:span></text:p>
        </text:list-item>
      </text:list>
      <text:list xml:id="list105849586909860" text:continue-list="list1292447291" text:style-name="L1">
        <text:list-item>
          <text:p text:style-name="P29">Q2?</text:p>
        </text:list-item>
      </text:list>
      <text:list xml:id="list1358986985" text:style-name="L3">
        <text:list-item>
          <text:p text:style-name="P32">A1</text:p>
        </text:list-item>
        <text:list-item>
          <text:p text:style-name="P32">A2</text:p>
        </text:list-item>
        <text:list-item>
          <text:p text:style-name="P32"><text:span text:style-name="T12">A</text:span>3</text:p>
        </text:list-item>
        <text:list-item>
          <text:p text:style-name="P32">A4</text:p>
        </text:list-item>
      </text:list>
      <text:list xml:id="list105847655326722" text:continue-list="list105849586909860" text:style-name="L1">
        <text:list-item>
          <text:p text:style-name="P30">Q3?</text:p>
        </text:list-item>
      </text:list>
      <text:list xml:id="list1722944967" text:style-name="L4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2">A</text:span>3</text:p>
        </text:list-item>
        <text:list-item>
          <text:p text:style-name="P33">A4</text:p>
        </text:list-item>
        <text:list-item>
          <text:p text:style-name="P3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57:49.796219346</meta:creation-date>
    <meta:editing-duration>P0D</meta:editing-duration>
    <meta:editing-cycles>1</meta:editing-cycles>
    <meta:generator>LibreOffice/5.4.2.2$MacOSX_X86_64 LibreOffice_project/22b09f6418e8c2d508a9eaf86b2399209b0990f4</meta:generator>
    <meta:document-statistic meta:table-count="1" meta:image-count="9" meta:object-count="0" meta:page-count="2" meta:paragraph-count="30" meta:word-count="61" meta:character-count="267" meta:non-whitespace-character-count="248"/>
  </office:meta>
</office:document-meta>
</file>